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50000003300F5606BCFCD2280.png" manifest:media-type="image/png"/>
  <manifest:file-entry manifest:full-path="Pictures/10000201000000350000004DE1EAC1B065969DAB.png" manifest:media-type="image/png"/>
  <manifest:file-entry manifest:full-path="Pictures/100002010000002E0000002B353F9E22294769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4" style:family="graphic" style:parent-style-name="objectwithoutfill">
      <style:graphic-properties draw:marker-end="Arrow" draw:marker-end-width="0.457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97cm" fo:min-width="3.3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74cm" svg:height="1.939cm" svg:x="10.991cm" svg:y="2.744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1" draw:text-style-name="P1" draw:layer="layout" svg:width="1.902cm" svg:height="2.764cm" svg:x="3.479cm" svg:y="10.174cm">
          <draw:image xlink:href="Pictures/10000201000000350000004DE1EAC1B065969DAB.png" xlink:type="simple" xlink:show="embed" xlink:actuate="onLoad" loext:mime-type="image/png">
            <text:p/>
          </draw:image>
        </draw:frame>
        <draw:frame draw:style-name="gr1" draw:text-style-name="P1" draw:layer="layout" svg:width="1.868cm" svg:height="1.797cm" svg:x="4.175cm" svg:y="3.013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2" draw:text-style-name="P2" draw:layer="layout" svg:width="4.318cm" svg:height="0.889cm" svg:x="3.159cm" svg:y="2.143cm">
          <draw:text-box>
            <text:p><text:span text:style-name="T1">SBU Database</text:span></text:p>
          </draw:text-box>
        </draw:frame>
        <draw:frame draw:style-name="gr1" draw:text-style-name="P1" draw:layer="layout" svg:width="1.868cm" svg:height="1.797cm" svg:x="6.805cm" svg:y="7.86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1" draw:text-style-name="P1" draw:layer="layout" svg:width="1.868cm" svg:height="1.797cm" svg:x="4.175cm" svg:y="3.014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3" draw:text-style-name="P2" draw:layer="layout" svg:width="2.921cm" svg:height="1.505cm" svg:x="8.239cm" svg:y="7.477cm">
          <draw:text-box>
            <text:p><text:span text:style-name="T1">region.db</text:span></text:p>
            <text:p><text:span text:style-name="T1">SQLite</text:span></text:p>
          </draw:text-box>
        </draw:frame>
        <draw:line draw:style-name="gr4" draw:text-style-name="P3" draw:layer="layout" svg:x1="5.699cm" svg:y1="4.81cm" svg:x2="6.969cm" svg:y2="7.604cm">
          <text:p/>
        </draw:line>
        <draw:frame draw:style-name="gr5" draw:text-style-name="P2" draw:layer="layout" svg:width="10.16cm" svg:height="1.778cm" svg:x="15.986cm" svg:y="18.272cm">
          <draw:text-box>
            <text:p><text:span text:style-name="T1">EnvironmentalEnforcementWatch.org</text:span></text:p>
          </draw:text-box>
        </draw:frame>
        <draw:frame draw:style-name="gr6" draw:text-style-name="P2" draw:layer="layout" svg:width="6.35cm" svg:height="1.651cm" svg:x="1.889cm" svg:y="13.192cm">
          <draw:text-box>
            <text:p><text:span text:style-name="T1">- CD_template.rmd</text:span></text:p>
            <text:p><text:span text:style-name="T1">- State_template.rmd</text:span></text:p>
          </draw:text-box>
        </draw:frame>
        <draw:frame draw:style-name="gr1" draw:text-style-name="P1" draw:layer="layout" svg:width="2.074cm" svg:height="1.939cm" svg:x="15.986cm" svg:y="2.27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1" draw:text-style-name="P1" draw:layer="layout" svg:width="2.201cm" svg:height="1.939cm" svg:x="21.193cm" svg:y="2.998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7" draw:text-style-name="P2" draw:layer="layout" svg:width="3.926cm" svg:height="0.878cm" svg:x="4.313cm" svg:y="16.008cm">
          <draw:text-box>
            <text:p><text:span text:style-name="T1">github</text:span></text:p>
          </draw:text-box>
        </draw:frame>
        <draw:frame draw:style-name="gr2" draw:text-style-name="P2" draw:layer="layout" svg:width="4.318cm" svg:height="0.889cm" svg:x="9.72cm" svg:y="1.561cm">
          <draw:text-box>
            <text:p><text:span text:style-name="T1">govtrack.us</text:span></text:p>
          </draw:text-box>
        </draw:frame>
        <draw:frame draw:style-name="gr3" draw:text-style-name="P2" draw:layer="layout" svg:width="4.953cm" svg:height="1.505cm" svg:x="14.716cm" svg:y="1.508cm">
          <draw:text-box>
            <text:p><text:span text:style-name="T1">thunitedstates.io</text:span></text:p>
          </draw:text-box>
        </draw:frame>
        <draw:frame draw:style-name="gr2" draw:text-style-name="P2" draw:layer="layout" svg:width="4.318cm" svg:height="0.889cm" svg:x="20.304cm" svg:y="1.889cm">
          <draw:text-box>
            <text:p><text:span text:style-name="T1">wikipedia.org</text:span></text:p>
          </draw:text-box>
        </draw:frame>
        <draw:frame draw:style-name="gr1" draw:text-style-name="P1" draw:layer="layout" svg:width="2.074cm" svg:height="1.939cm" svg:x="4.556cm" svg:y="16.841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8" draw:text-style-name="P2" draw:layer="layout" svg:width="3.81cm" svg:height="2.132cm" svg:x="17.764cm" svg:y="8.747cm">
          <draw:text-box>
            <text:p><text:span text:style-name="T1">leg-info.db</text:span></text:p>
            <text:p><text:span text:style-name="T1">SQLite</text:span></text:p>
          </draw:text-box>
        </draw:frame>
        <draw:frame draw:style-name="gr1" draw:text-style-name="P1" draw:layer="layout" svg:width="1.868cm" svg:height="1.797cm" svg:x="15.605cm" svg:y="8.747cm">
          <draw:image xlink:href="Pictures/10000201000000350000003300F5606BCFCD2280.png" xlink:type="simple" xlink:show="embed" xlink:actuate="onLoad" loext:mime-type="image/png">
            <text:p/>
          </draw:image>
        </draw:frame>
        <draw:line draw:style-name="gr4" draw:text-style-name="P3" draw:layer="layout" svg:x1="20.939cm" svg:y1="4.556cm" svg:x2="17.383cm" svg:y2="8.366cm">
          <text:p/>
        </draw:line>
        <draw:line draw:style-name="gr4" draw:text-style-name="P3" draw:layer="layout" svg:x1="17.002cm" svg:y1="4.556cm" svg:x2="16.367cm" svg:y2="8.239cm">
          <text:p/>
        </draw:line>
        <draw:line draw:style-name="gr4" draw:text-style-name="P3" draw:layer="layout" svg:x1="13.065cm" svg:y1="4.81cm" svg:x2="15.605cm" svg:y2="8.493cm">
          <text:p/>
        </draw:line>
        <draw:custom-shape draw:style-name="gr9" draw:text-style-name="P4" draw:layer="layout" svg:width="5.461cm" svg:height="1.905cm" svg:x="14.081cm" svg:y="5.064cm">
          <text:p text:style-name="P4"><text:span text:style-name="T1">run_leg_info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02cm" svg:height="2.764cm" svg:x="10.401cm" svg:y="14.619cm">
          <draw:image xlink:href="Pictures/10000201000000350000004DE1EAC1B065969DAB.png" xlink:type="simple" xlink:show="embed" xlink:actuate="onLoad" loext:mime-type="image/png">
            <text:p/>
          </draw:image>
        </draw:frame>
        <draw:line draw:style-name="gr4" draw:text-style-name="P3" draw:layer="layout" svg:x1="6.588cm" svg:y1="17.256cm" svg:x2="10.017cm" svg:y2="15.986cm">
          <text:p/>
        </draw:line>
        <draw:custom-shape draw:style-name="gr9" draw:text-style-name="P4" draw:layer="layout" svg:width="5.461cm" svg:height="1.905cm" svg:x="6.842cm" svg:y="17.002cm">
          <text:p text:style-name="P4"><text:span text:style-name="T1">RegionMap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35cm" svg:height="1.651cm" svg:x="12.684cm" svg:y="15.859cm">
          <draw:text-box>
            <text:p><text:span text:style-name="T1">- CD_maps</text:span></text:p>
            <text:p><text:span text:style-name="T1">- State_maps</text:span></text:p>
          </draw:text-box>
        </draw:frame>
        <draw:frame draw:style-name="gr1" draw:text-style-name="P1" draw:layer="layout" svg:width="1.902cm" svg:height="2.764cm" svg:x="20.177cm" svg:y="11.414cm">
          <draw:image xlink:href="Pictures/10000201000000350000004DE1EAC1B065969DAB.png" xlink:type="simple" xlink:show="embed" xlink:actuate="onLoad" loext:mime-type="image/png">
            <text:p/>
          </draw:image>
        </draw:frame>
        <draw:custom-shape draw:style-name="gr9" draw:text-style-name="P4" draw:layer="layout" svg:width="5.461cm" svg:height="1.905cm" svg:x="11.795cm" svg:y="12.303cm">
          <text:p text:style-name="P4"><text:span text:style-name="T1">run_reportcards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51cm" svg:y1="13.065cm" svg:x2="20.05cm" svg:y2="12.938cm">
          <text:p/>
        </draw:line>
        <draw:line draw:style-name="gr4" draw:text-style-name="P3" draw:layer="layout" svg:x1="12.43cm" svg:y1="15.478cm" svg:x2="13.319cm" svg:y2="14.335cm">
          <text:p/>
        </draw:line>
        <draw:line draw:style-name="gr4" draw:text-style-name="P3" draw:layer="layout" svg:x1="16.113cm" svg:y1="11.033cm" svg:x2="15.732cm" svg:y2="12.176cm">
          <text:p/>
        </draw:line>
        <draw:line draw:style-name="gr4" draw:text-style-name="P3" draw:layer="layout" svg:x1="6.207cm" svg:y1="11.922cm" svg:x2="11.16cm" svg:y2="12.557cm">
          <text:p/>
        </draw:line>
        <draw:line draw:style-name="gr4" draw:text-style-name="P3" draw:layer="layout" svg:x1="9.255cm" svg:y1="10.144cm" svg:x2="11.795cm" svg:y2="11.795cm">
          <text:p/>
        </draw:line>
        <draw:frame draw:style-name="gr1" draw:text-style-name="P1" draw:layer="layout" svg:width="2.074cm" svg:height="1.939cm" svg:x="18.653cm" svg:y="15.732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8" draw:text-style-name="P2" draw:layer="layout" svg:width="3.81cm" svg:height="2.132cm" svg:x="22.336cm" svg:y="11.441cm">
          <draw:text-box>
            <text:p><text:span text:style-name="T1">Report cards</text:span></text:p>
            <text:p><text:span text:style-name="T1">- HTML</text:span></text:p>
            <text:p><text:span text:style-name="T1">- PDF</text:span></text:p>
          </draw:text-box>
        </draw:frame>
        <draw:line draw:style-name="gr4" draw:text-style-name="P3" draw:layer="layout" svg:x1="21.447cm" svg:y1="14.335cm" svg:x2="20.431cm" svg:y2="15.859cm">
          <text:p/>
        </draw:line>
        <draw:custom-shape draw:style-name="gr9" draw:text-style-name="P4" draw:layer="layout" svg:width="5.461cm" svg:height="1.905cm" svg:x="21.066cm" svg:y="14.716cm">
          <text:p text:style-name="P4"><text:span text:style-name="T1">send_to_eew_web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5.461cm" svg:height="1.905cm" svg:x="1.381cm" svg:y="4.937cm">
          <text:p text:style-name="P4"><text:span text:style-name="T1">run_AllPrograms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cc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59:44.878359286</meta:creation-date>
    <meta:editing-duration>PT46M28S</meta:editing-duration>
    <meta:editing-cycles>4</meta:editing-cycles>
    <meta:generator>LibreOffice/6.4.7.2$Linux_X86_64 LibreOffice_project/40$Build-2</meta:generator>
    <dc:date>2021-11-15T21:21:57.898538519</dc:date>
    <meta:document-statistic meta:object-count="39"/>
  </office:meta>
</office:document-meta>
</file>